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="Arrow" draw:marker-start-width="0.276cm" draw:marker-end-width="0.276cm" draw:fill="solid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="Arrow" draw:marker-end-width="0.276cm" draw:fill="solid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666666" draw:fill="solid" draw:fill-color="#cc9900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svg:stroke-color="#000000" draw:marker-start="Arrow" draw:marker-start-width="0.276cm" draw:marker-end-width="0.276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ffffff" draw:fill="none" draw:fill-color="#dddddd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stroke-dash="Fine_20_Dashed" svg:stroke-color="#666666" draw:fill="solid" draw:fill-color="#669933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Fine_20_Dashed" svg:stroke-width="0.051cm" svg:stroke-color="#111111" draw:marker-start="Arrow" draw:marker-start-width="0.152cm" draw:marker-end-width="0.152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width="0.051cm" svg:stroke-color="#111111" draw:marker-start="" draw:marker-start-width="0.152cm" draw:marker-end="Arrow" draw:marker-end-width="0.152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standard">
      <style:graphic-properties svg:stroke-width="0.051cm" svg:stroke-color="#000000" draw:marker-start="Diamond" draw:marker-start-width="0.276cm" draw:marker-end-width="0.276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8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683cm" svg:height="1.905cm" svg:x="5.67cm" svg:y="1.638cm">
          <text:p text:style-name="P1"><text:span text:style-name="T1">Abstract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3.683cm" svg:height="1.905cm" svg:x="2.657cm" svg:y="4.905cm">
          <text:p text:style-name="P1"><text:span text:style-name="T1">Final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3.683cm" svg:height="1.905cm" svg:x="8.81cm" svg:y="4.905cm">
          <text:p text:style-name="P1"><text:span text:style-name="T1">Abstract</text:span></text:p>
          <text:p text:style-name="P1"><text:span text:style-name="T1">Complex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3.683cm" svg:height="1.905cm" svg:x="2.968cm" svg:y="8.174cm">
          <text:p text:style-name="P1"><text:span text:style-name="T1">Composite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3.683cm" svg:height="1.905cm" svg:x="6.905cm" svg:y="8.174cm">
          <text:p text:style-name="P1"><text:span text:style-name="T1">Parallel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3.683cm" svg:height="1.905cm" svg:x="10.842cm" svg:y="8.174cm">
          <text:p text:style-name="P1"><text:span text:style-name="T1">State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-0.089cm" svg:x1="8.744cm" svg:y1="7.663cm" svg:x2="8.746cm" svg:y2="8.174cm" draw:end-shape="id1" svg:d="M8744 7663v-84h2v595" svg:viewBox="0 0 3 596">
          <text:p/>
        </draw:connector>
        <draw:connector draw:style-name="gr2" draw:text-style-name="P1" draw:layer="layout" draw:line-skew="0.022cm" svg:x1="7.514cm" svg:y1="4.201cm" svg:x2="4.498cm" svg:y2="4.905cm" draw:end-shape="id2" draw:end-glue-point="0" svg:d="M7514 4201v123h-3016v581" svg:viewBox="0 0 3017 705">
          <text:p/>
        </draw:connector>
        <draw:connector draw:style-name="gr3" draw:text-style-name="P1" draw:layer="layout" draw:line-skew="0.101cm" svg:x1="7.511cm" svg:y1="3.543cm" svg:x2="10.651cm" svg:y2="4.905cm" draw:start-shape="id3" draw:start-glue-point="2" draw:end-shape="id4" draw:end-glue-point="0" svg:d="M7511 3543v781h3140v581" svg:viewBox="0 0 3141 1363">
          <text:p/>
        </draw:connector>
        <draw:connector draw:style-name="gr4" draw:text-style-name="P1" draw:layer="layout" draw:line-skew="0.079cm" svg:x1="4.809cm" svg:y1="8.174cm" svg:x2="10.651cm" svg:y2="6.81cm" draw:start-shape="id5" draw:start-glue-point="0" draw:end-shape="id4" draw:end-glue-point="2" svg:d="M4809 8174v-604h5842v-760" svg:viewBox="0 0 5843 1365">
          <text:p/>
        </draw:connector>
        <draw:connector draw:style-name="gr2" draw:text-style-name="P1" draw:layer="layout" draw:line-skew="-0.093cm" svg:x1="12.683cm" svg:y1="8.174cm" svg:x2="12.682cm" svg:y2="7.674cm" draw:start-shape="id6" draw:start-glue-point="0" svg:d="M12683 8174v-595h-1v95" svg:viewBox="0 0 2 596">
          <text:p/>
        </draw:connector>
        <draw:custom-shape draw:style-name="gr1" draw:text-style-name="P2" xml:id="id7" draw:id="id7" draw:layer="layout" svg:width="3.683cm" svg:height="1.905cm" svg:x="14.814cm" svg:y="8.174cm">
          <text:p text:style-name="P1"><text:span text:style-name="T1">Invoke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-0.035cm" svg:x1="10.637cm" svg:y1="7.531cm" svg:x2="16.655cm" svg:y2="8.174cm" draw:end-shape="id7" draw:end-glue-point="0" svg:d="M10637 7531v36h6018v607" svg:viewBox="0 0 6019 644">
          <text:p/>
        </draw:connector>
        <draw:custom-shape draw:style-name="gr5" draw:text-style-name="P2" xml:id="id10" draw:id="id10" draw:layer="layout" svg:width="3.683cm" svg:height="1.905cm" svg:x="4.904cm" svg:y="14.614cm">
          <text:p text:style-name="P1"><text:span text:style-name="T1">Web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9" draw:id="id9" draw:layer="layout" svg:width="3.683cm" svg:height="1.905cm" svg:x="8.841cm" svg:y="14.614cm">
          <text:p text:style-name="P1"><text:span text:style-name="T1">R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677cm" svg:y1="13.325cm" svg:x2="10.682cm" svg:y2="14.614cm" draw:start-shape="id8" draw:start-glue-point="2" draw:end-shape="id9" draw:end-glue-point="0" svg:d="M10677 13325v644h5v645" svg:viewBox="0 0 6 1290">
          <text:p/>
        </draw:connector>
        <draw:custom-shape draw:style-name="gr5" draw:text-style-name="P2" xml:id="id11" draw:id="id11" draw:layer="layout" svg:width="3.683cm" svg:height="1.905cm" svg:x="12.778cm" svg:y="14.614cm">
          <text:p text:style-name="P1"><text:span text:style-name="T1">R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line-skew="-0.081cm" svg:x1="6.745cm" svg:y1="14.614cm" svg:x2="10.672cm" svg:y2="13.904cm" draw:start-shape="id10" draw:start-glue-point="0" svg:d="M6745 14614v-687h3927v-23" svg:viewBox="0 0 3928 711">
          <text:p/>
        </draw:connector>
        <draw:connector draw:style-name="gr7" draw:text-style-name="P1" draw:layer="layout" draw:line-skew="-0.191cm" svg:x1="14.619cm" svg:y1="14.614cm" svg:x2="10.677cm" svg:y2="14.362cm" draw:start-shape="id11" draw:start-glue-point="0" svg:d="M14619 14614v-693h-3942v441" svg:viewBox="0 0 3943 694">
          <text:p/>
        </draw:connector>
        <draw:custom-shape draw:style-name="gr8" draw:text-style-name="P3" draw:layer="layout" svg:width="1.651cm" svg:height="1.905cm" svg:x="16.715cm" svg:y="14.614cm">
          <text:p text:style-name="P1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651cm" svg:height="1.905cm" svg:x="2.918cm" svg:y="14.614cm">
          <text:p text:style-name="P1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3.337cm" svg:height="1.858cm" svg:x="4.858cm" svg:y="18.045cm">
          <text:p text:style-name="P1"><text:span text:style-name="T3">Applic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3.338cm" svg:height="1.858cm" svg:x="5.017cm" svg:y="18.152cm">
          <text:p text:style-name="P1"><text:span text:style-name="T3">Applic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.337cm" svg:height="1.858cm" svg:x="5.22cm" svg:y="18.258cm"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5" draw:layer="layout" svg:x1="6.771cm" svg:y1="18.263cm" svg:x2="6.771cm" svg:y2="16.515cm">
          <text:p text:style-name="P1"><text:span text:style-name="T4">Input</text:span></text:p>
          <text:p text:style-name="P1"><text:span text:style-name="T5"/></text:p>
        </draw:line>
        <draw:line draw:style-name="gr11" draw:text-style-name="P5" draw:layer="layout" svg:x1="6.925cm" svg:y1="18.263cm" svg:x2="6.925cm" svg:y2="16.511cm">
          <text:p text:style-name="P1"><text:span text:style-name="T4"/></text:p>
          <text:p text:style-name="P1"><text:span text:style-name="T4">Output</text:span></text:p>
        </draw:line>
        <draw:custom-shape draw:style-name="gr9" draw:text-style-name="P4" draw:layer="layout" svg:width="3.337cm" svg:height="1.858cm" svg:x="8.789cm" svg:y="18.045cm">
          <text:p text:style-name="P1"><text:span text:style-name="T3">Applic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3.338cm" svg:height="1.858cm" svg:x="8.948cm" svg:y="18.152cm">
          <text:p text:style-name="P1"><text:span text:style-name="T3">Applic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.337cm" svg:height="1.858cm" svg:x="9.151cm" svg:y="18.258cm"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5" draw:layer="layout" svg:x1="10.655cm" svg:y1="18.266cm" svg:x2="10.655cm" svg:y2="16.518cm">
          <text:p text:style-name="P1"><text:span text:style-name="T4">Input</text:span></text:p>
          <text:p text:style-name="P1"><text:span text:style-name="T5"/></text:p>
        </draw:line>
        <draw:line draw:style-name="gr11" draw:text-style-name="P5" draw:layer="layout" svg:x1="10.809cm" svg:y1="18.266cm" svg:x2="10.809cm" svg:y2="16.514cm">
          <text:p text:style-name="P1"><text:span text:style-name="T4"/></text:p>
          <text:p text:style-name="P1"><text:span text:style-name="T4">Output</text:span></text:p>
        </draw:line>
        <draw:custom-shape draw:style-name="gr9" draw:text-style-name="P4" draw:layer="layout" svg:width="3.337cm" svg:height="1.858cm" svg:x="12.73cm" svg:y="18.045cm">
          <text:p text:style-name="P1"><text:span text:style-name="T3">Applic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3.338cm" svg:height="1.858cm" svg:x="12.889cm" svg:y="18.152cm">
          <text:p text:style-name="P1"><text:span text:style-name="T3">Applic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.337cm" svg:height="1.858cm" svg:x="13.092cm" svg:y="18.258cm"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5" draw:layer="layout" svg:x1="14.548cm" svg:y1="18.266cm" svg:x2="14.548cm" svg:y2="16.518cm">
          <text:p text:style-name="P1"><text:span text:style-name="T4">Input</text:span></text:p>
          <text:p text:style-name="P1"><text:span text:style-name="T5"/></text:p>
        </draw:line>
        <draw:line draw:style-name="gr11" draw:text-style-name="P5" draw:layer="layout" svg:x1="14.702cm" svg:y1="18.266cm" svg:x2="14.702cm" svg:y2="16.514cm">
          <text:p text:style-name="P1"><text:span text:style-name="T4"/></text:p>
          <text:p text:style-name="P1"><text:span text:style-name="T4">Output</text:span></text:p>
        </draw:line>
        <draw:line draw:style-name="gr12" draw:text-style-name="P7" draw:layer="layout" svg:x1="2.107cm" svg:y1="10.837cm" svg:x2="23.244cm" svg:y2="10.837cm">
          <text:p text:style-name="P6"><text:span text:style-name="T6">State Machine Core</text:span></text:p>
          <text:p text:style-name="P6"><text:span text:style-name="T7"/></text:p>
        </draw:line>
        <draw:line draw:style-name="gr12" draw:text-style-name="P7" draw:layer="layout" svg:x1="2.041cm" svg:y1="17.287cm" svg:x2="23.178cm" svg:y2="17.287cm">
          <text:p text:style-name="P6"><text:span text:style-name="T6">Communication Plugins</text:span></text:p>
          <text:p text:style-name="P6"><text:span text:style-name="T7"/></text:p>
        </draw:line>
        <draw:line draw:style-name="gr12" draw:text-style-name="P7" draw:layer="layout" svg:x1="2.042cm" svg:y1="20.575cm" svg:x2="23.179cm" svg:y2="20.575cm">
          <text:p text:style-name="P6"><text:span text:style-name="T6">External Applications</text:span></text:p>
          <text:p text:style-name="P6"><text:span text:style-name="T7"/></text:p>
        </draw:line>
        <draw:custom-shape draw:style-name="gr1" draw:text-style-name="P2" xml:id="id8" draw:id="id8" draw:layer="controls" svg:width="3.683cm" svg:height="1.905cm" svg:x="8.836cm" svg:y="11.42cm">
          <text:p text:style-name="P1"><text:span text:style-name="T1">Communication</text:span></text:p>
          <text:p text:style-name="P1"><text:span text:style-name="T1">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controls" draw:line-skew="0.089cm" svg:x1="16.655cm" svg:y1="10.079cm" svg:x2="10.677cm" svg:y2="11.42cm" draw:start-shape="id7" draw:end-shape="id8" draw:end-glue-point="0" svg:d="M16655 10079v759h-5978v582" svg:viewBox="0 0 5979 1342">
          <text:p/>
        </draw:connector>
        <draw:line draw:style-name="gr12" draw:text-style-name="P7" draw:layer="controls" svg:x1="2.12cm" svg:y1="13.917cm" svg:x2="23.257cm" svg:y2="13.917cm">
          <text:p text:style-name="P6"><text:span text:style-name="T6">Plugin Interface</text:span></text:p>
          <text:p text:style-name="P6"><text:span text:style-name="T7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el </meta:initial-creator>
    <meta:creation-date>2014-11-12T23:45:17.654193422</meta:creation-date>
    <dc:date>2014-11-14T15:42:58.145007109</dc:date>
    <dc:creator>Marcel </dc:creator>
    <meta:editing-duration>P1DT15H42M</meta:editing-duration>
    <meta:editing-cycles>30</meta:editing-cycles>
    <meta:generator>LibreOffice/4.2.6.3$Linux_X86_64 LibreOffice_project/420m0$Build-3</meta:generator>
    <meta:document-statistic meta:object-count="42"/>
  </office:meta>
</office:document-meta>
</file>